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ca0c1" officeooo:paragraph-rsid="000ca0c1"/>
    </style:style>
    <style:style style:name="P2" style:family="paragraph" style:parent-style-name="Standard">
      <style:text-properties officeooo:rsid="000ca0c1" officeooo:paragraph-rsid="000ca0c1"/>
    </style:style>
    <style:style style:name="P3" style:family="paragraph" style:parent-style-name="Standard">
      <style:text-properties style:text-line-through-style="solid" style:text-line-through-type="single"/>
    </style:style>
    <style:style style:name="P4" style:family="paragraph" style:parent-style-name="Standard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Planning and Design</text:p>
      <text:p text:style-name="Standard"/>
      <text:p text:style-name="P3">1. **Define the Product:**</text:p>
      <text:p text:style-name="P3"><text:s text:c="3"/>- **Purpose:** What challenges does your app address? What do you want to achieve with the app?</text:p>
      <text:p text:style-name="P3"><text:s text:c="3"/>- **Niche:** How will your app improve users' lives? Which problems will it solve?</text:p>
      <text:p text:style-name="P3"><text:s text:c="3"/>- **Features:** Identify 'must-have' and 'nice-to-have' features. Consider building a Minimum Viable Product (MVP) to test the market with core functionality.</text:p>
      <text:p text:style-name="Standard"/>
      <text:p text:style-name="P3">2. **Market Research:**</text:p>
      <text:p text:style-name="P3"><text:s text:c="3"/>- **Target Audience:** Analyze who your users are, their needs, and preferences. Consider demographics like age, location, gender, income level, education level, family status, and occupation.</text:p>
      <text:p text:style-name="P3"><text:s text:c="3"/>- **Competitors:** Identify apps that fit your niche, target a similar audience, or have similar features. Analyze their strengths and weaknesses to differentiate your app.</text:p>
      <text:p text:style-name="Standard"/>
      <text:p text:style-name="P3">3. **Create a Project Plan:**</text:p>
      <text:p text:style-name="P3"><text:s text:c="3"/>- **Platform Choice:** Decide between native (iOS, Android) or cross-platform development based on features, target audience, user expectations, and development cost.</text:p>
      <text:p text:style-name="P3"><text:s text:c="3"/>- **Timeframe:** Estimate the development timeline. Building an app typically takes 3-9 months.</text:p>
      <text:p text:style-name="P3"><text:s text:c="3"/>- **Partnership:** Choose between in-house development, a dedicated agency, or freelancers based on your budget and company size.</text:p>
      <text:p text:style-name="Standard"/>
      <text:p text:style-name="Standard">4. **Design the App:**</text:p>
      <text:p text:style-name="Standard"><text:s text:c="3"/>- **Wireframes and Prototypes:** Use tools like Sketch, Figma, Adobe XD, or UXPin to create wireframes and interactive prototypes. These tools help visualize the app's layout and user interactions before development begins.</text:p>
      <text:p text:style-name="Standard"><text:s text:c="3"/>- **UI/UX Design:** Focus on creating an intuitive and visually appealing user interface. Tools like Sketch, Figma, and Adobe XD are popular for designing modern and user-friendly interfaces.</text:p>
      <text:p text:style-name="Standard"/>
      <text:p text:style-name="Standard">### Development</text:p>
      <text:p text:style-name="Standard"/>
      <text:p text:style-name="Standard">1. **Set Up Development Environment:**</text:p>
      <text:p text:style-name="Standard"><text:s text:c="3"/>- **IDE Selection:** Choose an Integrated Development Environment (IDE) like Android Studio for Android development or Xcode for iOS development. These IDEs provide essential tools for coding, testing, and debugging.</text:p>
      <text:p text:style-name="Standard"><text:s text:c="3"/>- **Install Necessary Tools:** Set up the Android SDK, emulators, and other required tools within your chosen IDE. For Android development, ensure you have the latest SDK and necessary build tools installed.</text:p>
      <text:p text:style-name="Standard"/>
      <text:p text:style-name="Standard">2. **Write Clean and Efficient Code:**</text:p>
      <text:p text:style-name="Standard"><text:s text:c="3"/>- **Coding Standards:** Follow best practices for writing clean, maintainable, and efficient code. Use consistent naming conventions, modularize your code, and adhere to the DRY (Don't Repeat Yourself) principle.</text:p>
      <text:p text:style-name="Standard"><text:s text:c="3"/>- **Version Control:** Use version control systems like Git to manage your codebase, track changes, and collaborate with your team.</text:p>
      <text:p text:style-name="Standard"/>
      <text:p text:style-name="Standard">3. **Integrate APIs and Databases:**</text:p>
      <text:p text:style-name="Standard"><text:s text:c="3"/>- **APIs:** Identify and integrate necessary APIs for functionalities like user authentication, payment processing, and social media sharing. Ensure the APIs are well-documented and reliable.</text:p>
      <text:p text:style-name="Standard"><text:s text:c="3"/>- **Databases:** Set up Firebase for real-time database services, user authentication, and cloud messaging. Ensure data security and compliance with relevant regulations.</text:p>
      <text:p text:style-name="Standard"><text:soft-page-break/></text:p>
      <text:p text:style-name="Standard">### Testing</text:p>
      <text:p text:style-name="Standard"/>
      <text:p text:style-name="Standard">1. **Best Practices for Testing:**</text:p>
      <text:p text:style-name="Standard"><text:s text:c="3"/>- **Localization Testing:** Ensure all text, date formats, currencies, and images are correctly displayed and relevant to the user’s location.</text:p>
      <text:p text:style-name="Standard"><text:s text:c="3"/>- **Connectivity-Related Testing:** Test the app under different network conditions to ensure it performs well on various speeds and types of connections.</text:p>
      <text:p text:style-name="Standard"><text:s text:c="3"/>- **Define Testing Scope:** Clearly outline what needs to be tested and focus on critical areas to ensure comprehensive coverage without overwhelming the testing process.</text:p>
      <text:p text:style-name="Standard"/>
      <text:p text:style-name="Standard">2. **Use Testing Tools:**</text:p>
      <text:p text:style-name="Standard"><text:s text:c="3"/>- **Automated Testing:** Implement automated testing tools to run repetitive tests efficiently. Tools like Selenium, Appium, and Espresso can help automate UI and functional tests.</text:p>
      <text:p text:style-name="Standard"><text:s text:c="3"/>- **Manual Testing:** Conduct manual testing to cover edge cases and scenarios that automated tests might miss. This includes usability testing to ensure the app is intuitive and easy to use.</text:p>
      <text:p text:style-name="Standard"/>
      <text:p text:style-name="Standard">### Deployment</text:p>
      <text:p text:style-name="Standard"/>
      <text:p text:style-name="Standard">1. **Prepare for Launch:**</text:p>
      <text:p text:style-name="Standard"><text:s text:c="3"/>- **App Store Guidelines:** Ensure your app complies with the guidelines of the Google Play Store and Apple App Store. This includes adhering to content policies, privacy requirements, and technical standards.</text:p>
      <text:p text:style-name="Standard"><text:s text:c="3"/>- **Beta Testing:** Conduct beta testing with a select group of users to gather feedback and identify any remaining issues before the official launch.</text:p>
      <text:p text:style-name="Standard"/>
      <text:p text:style-name="Standard">2. **Submit to App Stores:**</text:p>
      <text:p text:style-name="Standard"><text:s text:c="3"/>- **Google Play Store:** Follow the submission guidelines, prepare the necessary assets (screenshots, descriptions, etc.), and submit your app for review.</text:p>
      <text:p text:style-name="Standard"><text:s text:c="3"/>- **Apple App Store:** Similarly, prepare the required assets and submit your app for review. Ensure you have a developer account and comply with Apple's guidelines.</text:p>
      <text:p text:style-name="Standard"/>
      <text:p text:style-name="Standard">### Marketing</text:p>
      <text:p text:style-name="Standard"/>
      <text:p text:style-name="Standard">1. **Develop a Marketing Strategy:**</text:p>
      <text:p text:style-name="Standard"><text:s text:c="3"/>- **Promotional Campaigns:** Plan promotional campaigns to create buzz around your app. Use social media, influencer marketing, and content marketing to reach your target audience.</text:p>
      <text:p text:style-name="Standard"><text:s text:c="3"/>- **App Store Optimization (ASO):** Optimize your app's listing on the app stores to improve visibility and downloads. Use relevant keywords, compelling descriptions, and high-quality screenshots.</text:p>
      <text:p text:style-name="Standard"/>
      <text:p text:style-name="Standard">2. **Launch Campaigns:**</text:p>
      <text:p text:style-name="Standard"><text:s text:c="3"/>- **Pre-Launch:** Build anticipation through teaser campaigns, press releases, and social media engagement.</text:p>
      <text:p text:style-name="Standard"><text:s text:c="3"/>- **Post-Launch:** Continue engaging with users through updates, promotions, and community building. Monitor user feedback and make necessary improvements.</text:p>
      <text:p text:style-name="Standard"/>
      <text:p text:style-name="Standard">### Maintenance</text:p>
      <text:p text:style-name="Standard"/>
      <text:p text:style-name="Standard">1. **Monitor Performance:**</text:p>
      <text:p text:style-name="Standard"><text:s text:c="3"/>- **Analytics:** Use analytics tools like Google Analytics, Firebase, or Mixpanel to monitor app performance, user engagement, and other key metrics.</text:p>
      <text:p text:style-name="Standard"><text:soft-page-break/><text:s text:c="3"/>- **User Feedback:** Regularly collect and analyze user feedback to identify areas for improvement and new features to add.</text:p>
      <text:p text:style-name="Standard"/>
      <text:p text:style-name="Standard">2. **Handle Updates and Bug Fixes:**</text:p>
      <text:p text:style-name="Standard"><text:s text:c="3"/>- **Regular Updates:** Plan and release regular updates to fix bugs, improve performance, and add new features based on user feedback and market trends.</text:p>
      <text:p text:style-name="Standard"><text:s text:c="3"/>- **Bug Tracking:** Use bug tracking tools like Jira or Bugzilla to manage and prioritize bug fixes. Ensure that critical bugs are addressed promptly to maintain user satisfaction.</text:p>
      <text:p text:style-name="Standard"/>
      <text:p text:style-name="Standard">By following this detailed to-do list, you can successfully plan, develop, test, deploy, and maintain your mobile app, ensuring it meets user needs and stands out in the competitive app market.</text:p>
      <text:p text:style-name="P1">How did I get this to do list ?</text:p>
      <text:p text:style-name="P2"/>
      <text:p text:style-name="P2">With this prompt :I want to build a mobile app from scratch. Here are the details and requirements for the app:</text:p>
      <text:p text:style-name="P2"/>
      <text:p text:style-name="P2">1. **App Name:** MathsRoyales</text:p>
      <text:p text:style-name="P2">2. **Platform:** Android</text:p>
      <text:p text:style-name="P2">3. **Primary Functionality:** teach and motivate french CPGE (MPSI - MP) students to learn some maths (definition, theorems, demonstration) using space repetition</text:p>
      <text:p text:style-name="P2">4. **Target Audience:** french CPGE MPSI - MP students</text:p>
      <text:p text:style-name="P2">5. **Key Features:**</text:p>
      <text:p text:style-name="P2"><text:s text:c="3"/>- learn how to learn, how to stay organized, how to stay clean</text:p>
      <text:p text:style-name="P2"><text:s text:c="3"/>- learn definitions of math words studied in the two years of CPGE, theorems and their demonstration</text:p>
      <text:p text:style-name="P2"><text:s text:c="3"/>- train with some exercises that are from past popular contests (X, ENS, Centrale,...)</text:p>
      <text:p text:style-name="P2"><text:s text:c="3"/>- get motivated to use the app through notifications, friends, quests, progress bar...</text:p>
      <text:p text:style-name="P2">6. **Design Preferences:**</text:p>
      <text:p text:style-name="P2"><text:s text:c="3"/>- Color Scheme: purple</text:p>
      <text:p text:style-name="P2"><text:s text:c="3"/>- Layout: modern and cute</text:p>
      <text:p text:style-name="P2">7. **Technical Requirements:**</text:p>
      <text:p text:style-name="P2"><text:s text:c="3"/>- Programming Languages: best language for Android</text:p>
      <text:p text:style-name="P2"><text:s text:c="3"/>- Frameworks: Flutter</text:p>
      <text:p text:style-name="P2"><text:s text:c="3"/>- Databases: Firebase</text:p>
      <text:p text:style-name="P2"><text:s text:c="3"/>- APIs: I'm not sure of the API I need</text:p>
      <text:p text:style-name="P2">8. **Monetization Strategy:**</text:p>
      <text:p text:style-name="P2"><text:s text:c="3"/>- idealy a monthly subscription : 10€ per month or 100€ per year</text:p>
      <text:p text:style-name="P2"/>
      <text:p text:style-name="P2">Please provide guidance on the following steps:</text:p>
      <text:p text:style-name="P2"/>
      <text:p text:style-name="P2">1. **Planning and Design:**</text:p>
      <text:p text:style-name="P2"><text:s text:c="3"/>- How to create a detailed project plan</text:p>
      <text:p text:style-name="P2"><text:s text:c="3"/>- Tools for designing the app's user interface (UI) and user experience (UX)</text:p>
      <text:p text:style-name="P2">2. **Development:**</text:p>
      <text:p text:style-name="P2"><text:s text:c="3"/>- Setting up the development environment</text:p>
      <text:p text:style-name="P2"><text:s text:c="3"/>- Writing clean and efficient code</text:p>
      <text:p text:style-name="P2"><text:s text:c="3"/>- Integrating necessary APIs and databases</text:p>
      <text:p text:style-name="P2">3. **Testing:**</text:p>
      <text:p text:style-name="P2"><text:s text:c="3"/>- Best practices for testing the app</text:p>
      <text:p text:style-name="P2"><text:s text:c="3"/>- Tools for debugging and performance optimization</text:p>
      <text:p text:style-name="P2">4. **Deployment:**</text:p>
      <text:p text:style-name="P2"><text:s text:c="3"/>- Steps for deploying the app to the App Store and Google Play Store</text:p>
      <text:p text:style-name="P2"><text:s text:c="3"/>- Marketing strategies for launching the app</text:p>
      <text:p text:style-name="P2">5. **Maintenance:**</text:p>
      <text:p text:style-name="P2"><text:s text:c="3"/>- How to handle updates and bug fixes</text:p>
      <text:p text:style-name="P2"><text:s text:c="3"/>- Monitoring app performance and user feedback</text:p>
      <text:p text:style-name="P2">Give me a detailed to do list to make this project come true from start to finis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01:19:56.256000000</meta:creation-date>
    <meta:generator>LibreOffice/7.4.3.2$Windows_X86_64 LibreOffice_project/1048a8393ae2eeec98dff31b5c133c5f1d08b890</meta:generator>
    <dc:date>2025-03-23T10:07:23.996000000</dc:date>
    <meta:editing-duration>PT41M54S</meta:editing-duration>
    <meta:editing-cycles>4</meta:editing-cycles>
    <meta:document-statistic meta:table-count="0" meta:image-count="0" meta:object-count="0" meta:page-count="4" meta:paragraph-count="94" meta:word-count="1192" meta:character-count="8114" meta:non-whitespace-character-count="6851"/>
  </office:meta>
</office:document-meta>
</file>